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04f9" officeooo:paragraph-rsid="001f04f9"/>
    </style:style>
    <style:style style:name="P2" style:family="paragraph" style:parent-style-name="Standard" style:list-style-name="L1">
      <style:text-properties officeooo:rsid="001f04f9" officeooo:paragraph-rsid="001f04f9"/>
    </style:style>
    <style:style style:name="P3" style:family="paragraph" style:parent-style-name="Standard" style:list-style-name="L2">
      <style:text-properties officeooo:rsid="001f04f9" officeooo:paragraph-rsid="001f04f9"/>
    </style:style>
    <style:style style:name="P4" style:family="paragraph" style:parent-style-name="Standard" style:list-style-name="L3">
      <style:text-properties officeooo:rsid="001f04f9" officeooo:paragraph-rsid="001f04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Report</text:p>
      <text:p text:style-name="P1"/>
      <text:p text:style-name="P1">The app was tested manually, since the assignment didn’t specify automated testing. The following steps can be used to recreate the tests:</text:p>
      <text:p text:style-name="P1"/>
      <text:p text:style-name="P1">CreateRoom</text:p>
      <text:list xml:id="list3317142319" text:style-name="L1">
        <text:list-item>
          <text:p text:style-name="P2">Start server and a client</text:p>
        </text:list-item>
        <text:list-item>
          <text:p text:style-name="P2">&gt;#CreateRoom room1</text:p>
        </text:list-item>
        <text:list-item>
          <text:p text:style-name="P2">&gt;#ListRooms</text:p>
        </text:list-item>
        <text:list-item>
          <text:p text:style-name="P2">observe that room1 is listed</text:p>
        </text:list-item>
      </text:list>
      <text:p text:style-name="P1"/>
      <text:p text:style-name="P1">JoinRoom</text:p>
      <text:list xml:id="list639018820" text:style-name="L2">
        <text:list-item>
          <text:p text:style-name="P3">start server and a client, give it a name</text:p>
        </text:list-item>
        <text:list-item>
          <text:p text:style-name="P3">&gt;#CreateRoom room2</text:p>
        </text:list-item>
        <text:list-item>
          <text:p text:style-name="P3">start another client, give it a name</text:p>
        </text:list-item>
        <text:list-item>
          <text:p text:style-name="P3">&gt;#JoinRoom 0</text:p>
        </text:list-item>
        <text:list-item>
          <text:p text:style-name="P3">start another client, give it a name</text:p>
        </text:list-item>
        <text:list-item>
          <text:p text:style-name="P3">&gt;#JoinRoom 0</text:p>
        </text:list-item>
        <text:list-item>
          <text:p text:style-name="P3">&gt;hello world</text:p>
        </text:list-item>
        <text:list-item>
          <text:p text:style-name="P3">observe that the two in-room clients have printed ‘hello world’, and the first client did not</text:p>
        </text:list-item>
      </text:list>
      <text:p text:style-name="P1"/>
      <text:p text:style-name="P1">Room Cap and leaving a room</text:p>
      <text:list xml:id="list2900051188" text:style-name="L3">
        <text:list-item>
          <text:p text:style-name="P4">start server, start a client, give it a name</text:p>
        </text:list-item>
        <text:list-item>
          <text:p text:style-name="P4">&gt;#CreateRoom room3</text:p>
        </text:list-item>
        <text:list-item>
          <text:p text:style-name="P4">Start 5 clients, and do all of the following with each</text:p>
        </text:list-item>
        <text:list-item>
          <text:p text:style-name="P4">&gt;#JoinRoom 0</text:p>
        </text:list-item>
        <text:list-item>
          <text:p text:style-name="P4">with the first client:</text:p>
        </text:list-item>
        <text:list-item>
          <text:p text:style-name="P4">&gt;#JoinRoom 0</text:p>
        </text:list-item>
        <text:list-item>
          <text:p text:style-name="P4">observe that this client could not join; messages sent by the other clients are not received by this client</text:p>
        </text:list-item>
        <text:list-item>
          <text:p text:style-name="P4">#RoomDetails 0</text:p>
        </text:list-item>
        <text:list-item>
          <text:p text:style-name="P4">observe that the room prints a list of users and its current capacity</text:p>
        </text:list-item>
        <text:list-item>
          <text:p text:style-name="P4">With one of the 5 in the room:</text:p>
        </text:list-item>
        <text:list-item>
          <text:p text:style-name="P4">#LeaveRoom</text:p>
        </text:list-item>
        <text:list-item>
          <text:p text:style-name="P4">With one of the clients still remaining:</text:p>
        </text:list-item>
        <text:list-item>
          <text:p text:style-name="P4">&gt;Greetings everyone</text:p>
        </text:list-item>
        <text:list-item>
          <text:p text:style-name="P4">Observe that only the 4 remaining clients received the message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18:18:52.246738965</meta:creation-date>
    <dc:date>2022-10-20T18:28:37.611276609</dc:date>
    <meta:editing-duration>PT9M45S</meta:editing-duration>
    <meta:editing-cycles>1</meta:editing-cycles>
    <meta:document-statistic meta:table-count="0" meta:image-count="0" meta:object-count="0" meta:page-count="1" meta:paragraph-count="31" meta:word-count="210" meta:character-count="1075" meta:non-whitespace-character-count="922"/>
    <meta:generator>LibreOffice/7.0.4.2$Linux_X86_64 LibreOffice_project/00$Build-2</meta:generator>
  </office:meta>
</office:document-meta>
</file>